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666cm"/>
    </style:style>
    <style:style style:name="Tabelle1.B" style:family="table-column">
      <style:table-column-properties style:column-width="5.667cm"/>
    </style:style>
    <style:style style:name="Tabelle1.C" style:family="table-column">
      <style:table-column-properties style:column-width="5.6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c8475" officeooo:paragraph-rsid="0030e1f5"/>
    </style:style>
    <style:style style:name="P2" style:family="paragraph" style:parent-style-name="Standard">
      <style:text-properties officeooo:rsid="000ae3ba" officeooo:paragraph-rsid="000ae3ba"/>
    </style:style>
    <style:style style:name="P3" style:family="paragraph" style:parent-style-name="Text_20_body">
      <style:text-properties officeooo:rsid="002bac19" officeooo:paragraph-rsid="002bac19"/>
    </style:style>
    <style:style style:name="P4" style:family="paragraph" style:parent-style-name="Text_20_body">
      <style:paragraph-properties fo:text-align="center" style:justify-single-word="false"/>
      <style:text-properties officeooo:rsid="002bac19" officeooo:paragraph-rsid="002bac19"/>
    </style:style>
    <style:style style:name="P5" style:family="paragraph" style:parent-style-name="Text_20_body">
      <style:paragraph-properties fo:text-align="center" style:justify-single-word="false"/>
      <style:text-properties officeooo:rsid="00326ed6" officeooo:paragraph-rsid="00326ed6"/>
    </style:style>
    <style:style style:name="P6" style:family="paragraph" style:parent-style-name="Standard">
      <style:paragraph-properties fo:margin-top="0cm" fo:margin-bottom="0.25cm" loext:contextual-spacing="false" style:writing-mode="page"/>
      <style:text-properties officeooo:rsid="0042221f" officeooo:paragraph-rsid="0042221f"/>
    </style:style>
    <style:style style:name="P7" style:family="paragraph" style:parent-style-name="Text_20_body" style:list-style-name="">
      <style:text-properties officeooo:rsid="002bac19" officeooo:paragraph-rsid="002bac19"/>
    </style:style>
    <style:style style:name="P8" style:family="paragraph" style:parent-style-name="Text_20_body">
      <style:text-properties officeooo:rsid="0044d690" officeooo:paragraph-rsid="0044d690"/>
    </style:style>
    <style:style style:name="P9" style:family="paragraph" style:parent-style-name="Text_20_body">
      <style:text-properties officeooo:rsid="00456f23" officeooo:paragraph-rsid="00456f23"/>
    </style:style>
    <style:style style:name="P10" style:family="paragraph" style:parent-style-name="Text_20_body">
      <style:text-properties officeooo:rsid="0049dec0" officeooo:paragraph-rsid="0049dec0"/>
    </style:style>
    <style:style style:name="P11" style:family="paragraph" style:parent-style-name="Text_20_body">
      <style:text-properties officeooo:paragraph-rsid="004ccf64"/>
    </style:style>
    <style:style style:name="P12" style:family="paragraph" style:parent-style-name="Text_20_body">
      <style:text-properties officeooo:rsid="004ccf64" officeooo:paragraph-rsid="004ccf64"/>
    </style:style>
    <style:style style:name="P13" style:family="paragraph" style:parent-style-name="Text_20_body">
      <style:text-properties officeooo:paragraph-rsid="004e6a9a"/>
    </style:style>
    <style:style style:name="P14" style:family="paragraph" style:parent-style-name="Text_20_body">
      <style:text-properties officeooo:rsid="004e6d75" officeooo:paragraph-rsid="004e6d75"/>
    </style:style>
    <style:style style:name="P15" style:family="paragraph" style:parent-style-name="Text_20_body">
      <style:text-properties officeooo:rsid="004f45f7" officeooo:paragraph-rsid="0050b324"/>
    </style:style>
    <style:style style:name="P16" style:family="paragraph" style:parent-style-name="Text_20_body">
      <style:text-properties officeooo:rsid="0051caa3" officeooo:paragraph-rsid="0051caa3"/>
    </style:style>
    <style:style style:name="P17" style:family="paragraph" style:parent-style-name="Text_20_body">
      <style:text-properties officeooo:paragraph-rsid="00536721"/>
    </style:style>
    <style:style style:name="P18" style:family="paragraph" style:parent-style-name="Heading_20_1" style:list-style-name=""/>
    <style:style style:name="P19" style:family="paragraph" style:parent-style-name="Heading_20_1">
      <style:paragraph-properties fo:break-before="page"/>
    </style:style>
    <style:style style:name="P20" style:family="paragraph" style:parent-style-name="Heading_20_1" style:list-style-name="">
      <style:paragraph-properties fo:break-before="page"/>
      <style:text-properties officeooo:rsid="002bac19" officeooo:paragraph-rsid="002bac19"/>
    </style:style>
    <style:style style:name="P21" style:family="paragraph" style:parent-style-name="Heading_20_2">
      <style:text-properties officeooo:rsid="0042221f" officeooo:paragraph-rsid="00536721"/>
    </style:style>
    <style:style style:name="P22" style:family="paragraph" style:parent-style-name="Heading_20_2">
      <style:text-properties officeooo:rsid="0044d690" officeooo:paragraph-rsid="0044d690"/>
    </style:style>
    <style:style style:name="P23" style:family="paragraph" style:parent-style-name="Kommando">
      <style:text-properties officeooo:paragraph-rsid="004e6d75"/>
    </style:style>
    <style:style style:name="P24" style:family="paragraph" style:parent-style-name="Table_20_Contents">
      <style:text-properties fo:font-weight="bold" officeooo:rsid="0051caa3" officeooo:paragraph-rsid="0051caa3" style:font-weight-asian="bold" style:font-weight-complex="bold"/>
    </style:style>
    <style:style style:name="P25" style:family="paragraph" style:parent-style-name="Table_20_Contents">
      <style:text-properties officeooo:rsid="0053fc63" officeooo:paragraph-rsid="0053fc63"/>
    </style:style>
    <style:style style:name="P26" style:family="paragraph" style:parent-style-name="Table_20_Contents">
      <style:text-properties officeooo:rsid="00576ebd" officeooo:paragraph-rsid="00576ebd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40f777" style:font-size-asian="16pt" style:font-weight-asian="bold" style:font-size-complex="16pt" style:font-weight-complex="bold"/>
    </style:style>
    <style:style style:name="T4" style:family="text">
      <style:text-properties officeooo:rsid="0021075f"/>
    </style:style>
    <style:style style:name="T5" style:family="text">
      <style:text-properties fo:color="#0000ff" style:font-name="Courier 10 Pitch" fo:font-weight="bold" style:font-weight-asian="bold" style:font-weight-complex="bold"/>
    </style:style>
    <style:style style:name="T6" style:family="text">
      <style:text-properties fo:color="#0000ff" style:font-name="Courier 10 Pitch" fo:font-weight="bold" officeooo:rsid="00536721" style:font-weight-asian="bold" style:font-weight-complex="bold"/>
    </style:style>
    <style:style style:name="T7" style:family="text">
      <style:text-properties fo:color="#0000ff" style:font-name="Courier 10 Pitch" fo:font-weight="bold" officeooo:rsid="00416b2b" fo:background-color="transparent" loext:char-shading-value="0" style:font-weight-asian="bold" style:font-weight-complex="bold"/>
    </style:style>
    <style:style style:name="T8" style:family="text">
      <style:text-properties fo:color="#0000ff" style:font-name="Courier 10 Pitch" fo:font-weight="bold" fo:background-color="transparent" loext:char-shading-value="0" style:font-weight-asian="bold" style:font-weight-complex="bold"/>
    </style:style>
    <style:style style:name="T9" style:family="text">
      <style:text-properties fo:color="#0000ff" style:font-name="Courier 10 Pitch" fo:font-weight="bold" officeooo:rsid="004b9baf" fo:background-color="transparent" loext:char-shading-value="0" style:font-weight-asian="bold" style:font-weight-complex="bold"/>
    </style:style>
    <style:style style:name="T10" style:family="text">
      <style:text-properties officeooo:rsid="00302dfe"/>
    </style:style>
    <style:style style:name="T11" style:family="text">
      <style:text-properties officeooo:rsid="00326ed6"/>
    </style:style>
    <style:style style:name="T12" style:family="text">
      <style:text-properties officeooo:rsid="0040f777"/>
    </style:style>
    <style:style style:name="T13" style:family="text">
      <style:text-properties officeooo:rsid="00416b2b"/>
    </style:style>
    <style:style style:name="T14" style:family="text">
      <style:text-properties officeooo:rsid="0042221f"/>
    </style:style>
    <style:style style:name="T15" style:family="text">
      <style:text-properties officeooo:rsid="0044914c"/>
    </style:style>
    <style:style style:name="T16" style:family="text">
      <style:text-properties officeooo:rsid="0044d690"/>
    </style:style>
    <style:style style:name="T17" style:family="text">
      <style:text-properties officeooo:rsid="00456f23"/>
    </style:style>
    <style:style style:name="T18" style:family="text">
      <style:text-properties officeooo:rsid="004b9baf"/>
    </style:style>
    <style:style style:name="T19" style:family="text">
      <style:text-properties officeooo:rsid="004ccf64"/>
    </style:style>
    <style:style style:name="T20" style:family="text">
      <style:text-properties officeooo:rsid="004cfd02"/>
    </style:style>
    <style:style style:name="T21" style:family="text">
      <style:text-properties officeooo:rsid="004e6a9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e6a9a" style:font-weight-asian="normal" style:font-weight-complex="normal"/>
    </style:style>
    <style:style style:name="T24" style:family="text">
      <style:text-properties officeooo:rsid="004e6a9a" fo:background-color="#ffff00" loext:char-shading-value="0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4e6d75"/>
    </style:style>
    <style:style style:name="T27" style:family="text">
      <style:text-properties officeooo:rsid="0053672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leitung für <text:span text:style-name="T12">die Konfiguration eines Kamera-Livestreams sowie Motion Detection</text:span> für den Nistkasten</text:p>
      <text:p text:style-name="Text_20_body"/>
      <text:p text:style-name="P5">Dokumenten ID: EBIRD-UM-01<text:span text:style-name="T12">0</text:span></text:p>
      <text:p text:style-name="P4">Version: <text:span text:style-name="T10">0-</text:span><text:editing-cycles>14</text:editing-cycles> vom <text:date style:data-style-name="N76" text:date-value="2017-04-14T16:39:34.047881481">14. April 2017</text:date></text:p>
      <text:p text:style-name="P4"><text:span text:style-name="T11">Autor: </text:span>Jan Grosser</text:p>
      <text:p text:style-name="P4"><text:a xlink:type="simple" xlink:href="mailto:email@jan-grosser.de" text:style-name="Internet_20_link" text:visited-style-name="Visited_20_Internet_20_Link">email@jan-grosser.de</text:a></text:p>
      <text:p text:style-name="P4"><text:a xlink:type="simple" xlink:href="https://github.com/rzbrk/ebird" text:style-name="Internet_20_link" text:visited-style-name="Visited_20_Internet_20_Link">https://github.com/rzbrk/ebird</text:a></text:p>
      <text:p text:style-name="P3"/>
      <text:p text:style-name="P2"/>
      <text:h text:style-name="P18" text:outline-level="1"/>
      <text:h text:style-name="P20" text:outline-level="1"><text:bookmark-start text:name="__RefHeading___Toc311_217214544"/><text:bookmark-end text:name="__RefHeading___Toc311_217214544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7"><text:a xlink:type="simple" xlink:href="#__RefHeading___Toc313_217214544" text:style-name="Index_20_Link" text:visited-style-name="Index_20_Link">1Einführung<text:tab/>3</text:a></text:p>
          <text:p text:style-name="P27"><text:a xlink:type="simple" xlink:href="#__RefHeading___Toc315_217214544" text:style-name="Index_20_Link" text:visited-style-name="Index_20_Link">2Voraussetzungen<text:tab/>3</text:a></text:p>
          <text:p text:style-name="P27"><text:a xlink:type="simple" xlink:href="#__RefHeading___Toc317_217214544" text:style-name="Index_20_Link" text:visited-style-name="Index_20_Link">3Software<text:tab/>4</text:a></text:p>
          <text:p text:style-name="P28"><text:a xlink:type="simple" xlink:href="#__RefHeading___Toc879_1277089573" text:style-name="Index_20_Link" text:visited-style-name="Index_20_Link">3.1Konfiguration des Betriebssystems<text:tab/>4</text:a></text:p>
          <text:p text:style-name="P29"><text:a xlink:type="simple" xlink:href="#__RefHeading___Toc881_1277089573" text:style-name="Index_20_Link" text:visited-style-name="Index_20_Link">3.1.1V4L-Treiber für die Kamera<text:tab/>4</text:a></text:p>
          <text:p text:style-name="P29"><text:a xlink:type="simple" xlink:href="#__RefHeading___Toc883_1277089573" text:style-name="Index_20_Link" text:visited-style-name="Index_20_Link">3.1.2Benutzergruppe ebird<text:tab/>4</text:a></text:p>
          <text:p text:style-name="P29"><text:a xlink:type="simple" xlink:href="#__RefHeading___Toc885_1277089573" text:style-name="Index_20_Link" text:visited-style-name="Index_20_Link">3.1.3Ausgabeverzeichnis für Bilder und Videos von motion<text:tab/>4</text:a></text:p>
          <text:p text:style-name="P28"><text:a xlink:type="simple" xlink:href="#__RefHeading___Toc319_217214544" text:style-name="Index_20_Link" text:visited-style-name="Index_20_Link">3.2motion<text:tab/>5</text:a></text:p>
          <text:p text:style-name="P29"><text:a xlink:type="simple" xlink:href="#__RefHeading___Toc887_1277089573" text:style-name="Index_20_Link" text:visited-style-name="Index_20_Link">3.2.1Installation von motion<text:tab/>5</text:a></text:p>
          <text:p text:style-name="P29"><text:a xlink:type="simple" xlink:href="#__RefHeading___Toc321_217214544" text:style-name="Index_20_Link" text:visited-style-name="Index_20_Link">3.2.2Konfiguration von motion<text:tab/>5</text:a></text:p>
          <text:p text:style-name="P29"><text:a xlink:type="simple" xlink:href="#__RefHeading___Toc889_1277089573" text:style-name="Index_20_Link" text:visited-style-name="Index_20_Link">3.2.3Starten und Testen von motion<text:tab/>6</text:a></text:p>
          <text:p text:style-name="P27"><text:a xlink:type="simple" xlink:href="#__RefHeading___Toc891_1277089573" text:style-name="Index_20_Link" text:visited-style-name="Index_20_Link">Anlage 1: motion Parameter<text:tab/>7</text:a></text:p>
        </text:index-body>
      </text:table-of-content>
      <text:h text:style-name="P7" text:outline-level="1"/>
      <text:h text:style-name="P19" text:outline-level="1"><text:bookmark-start text:name="__RefHeading___Toc313_217214544"/>Einführung<text:bookmark-end text:name="__RefHeading___Toc313_217214544"/></text:h>
      <text:p text:style-name="Text_20_body">Diese Anleitung beschreibt die Einrichtung eines Kamera-Livestreams sowie einer Motion Detection (Bewegungserkennung) für den Raspberry Pi. Über den Livestream kann permanent das Bild der Kamera über eine Web-Schnittstelle angesehen werden. Die Bewegungserkennung speichert Bilder und Videos von der Kamera, sobald eine Bewegung detektiert wird.</text:p>
      <text:p text:style-name="P17"><text:span text:style-name="T21">Diese Anleitung basiert auf der Anleitung von </text:span><text:a xlink:type="simple" xlink:href="http://www.datenreise.de/" text:style-name="Internet_20_link" text:visited-style-name="Visited_20_Internet_20_Link"><text:span text:style-name="T21">www.datenreise.de</text:span></text:a><text:span text:style-name="T21">.</text:span></text:p>
      <text:p text:style-name="P17">Für die Erzeugung des Livestreams sowie der Bewegungserkennung wird die Software <text:span text:style-name="T5">motion</text:span> (<text:a xlink:type="simple" xlink:href="https://motion-project.github.io/" text:style-name="Internet_20_link" text:visited-style-name="Visited_20_Internet_20_Link">https://motion-project.github.io/</text:a>) verwendet <text:span text:style-name="T27">und so konfiguriert, daß die Bilder und Videos in den Ordner </text:span><text:span text:style-name="T6">/var/ebird/cam</text:span><text:span text:style-name="T27"> abgelegt werden. Die Bilder und Videos werden dort nach Tagen in Ordnern nach dem Format </text:span><text:span text:style-name="T6">YYY-MM-DD/</text:span><text:span text:style-name="T27"> abgelegt. Für jedes von motion detektierte Event (registrierte Bewegung) wird ein Unterodner nach dem Format </text:span><text:span text:style-name="T6">event-YYY-MM-DD-HHMMSS-VV/</text:span><text:span text:style-name="T27"> angelegt. VV ist dabei eine fortlaufende Event-Nummer. Auch ohne Bewegung wird alle 5 Minuten ein Snapshot erzeugt. Aus allen Snapshots wird tageweise ein Timelapse-Video erzeugt (</text:span><text:span text:style-name="T6">YYY-MM-DD/YYYMMDD-timelapse.mpg</text:span><text:span text:style-name="T27">). Der jeweils aktuelle Snapshot steht unter </text:span><text:span text:style-name="T6">/var/ebird/cam/lastsnap.jpg</text:span><text:span text:style-name="T27"> zur Verfügung.</text:span></text:p>
      <text:p text:style-name="P13"/>
      <text:h text:style-name="Heading_20_1" text:outline-level="1"><text:bookmark-start text:name="__RefHeading___Toc315_217214544"/><text:span text:style-name="T13">Voraussetzungen</text:span><text:bookmark-end text:name="__RefHeading___Toc315_217214544"/></text:h>
      <text:p text:style-name="Text_20_body">Vorausgesetzt wird ein Raspberry Pi mit installiertem Raspbian (<text:a xlink:type="simple" xlink:href="https://www.raspberrypi.org/downloads/raspbian/" text:style-name="Internet_20_link" text:visited-style-name="Visited_20_Internet_20_Link">https://www.raspberrypi.org/downloads/raspbian/</text:a>) oder vergleichbarem Betriebssystem. Zum Installieren der erforderlichen Software sollte eine Internetverbindung bestehen. Loggen Sie sich via SSH auf dem Raspberry Pi ein.</text:p>
      <text:p text:style-name="Text_20_body">An dem Raspberry Pi sollte eine Raspi Kamera angeschlossen sein. Dies erfolgt über das CSI-Flachbandkabel der Kamera mit dem CSI-Stecker auf dem Raspberry Pi. Die Kamera nicht an- oder abstecken, falls der Raspberry Pi läuft!</text:p>
      <text:p text:style-name="Text_20_body">Die Raspi Kamera muß nun im Konfigurations-Programm <text:span text:style-name="T8">raspi-config</text:span> aktiviert werden. <text:span text:style-name="T14">Starten Sie hierzu das Konfigurations-Programm über die Kommandozeile wie folgt:</text:span></text:p>
      <text:p text:style-name="Kommando">pi $ sudo raspi-config</text:p>
      <text:p text:style-name="Text_20_body">Aktivieren Sie nun unter Interfacing Options → Camera die Kamera.</text:p>
      <text:p text:style-name="Text_20_body">Nun kann die Kamera getestet werden. Nehmen Sie bspw. Ein Einzelbild auf:</text:p>
      <text:p text:style-name="Kommando">pi $ raspistill -o test.jpg</text:p>
      <text:p text:style-name="Text_20_body">Die Datei sollte ohne Fehlermeldung erzeugt werden.</text:p>
      <text:p text:style-name="Text_20_body"><text:soft-page-break/></text:p>
      <text:h text:style-name="Heading_20_1" text:outline-level="1"><text:bookmark-start text:name="__RefHeading___Toc317_217214544"/>Software<text:bookmark-end text:name="__RefHeading___Toc317_217214544"/></text:h>
      <text:h text:style-name="P22" text:outline-level="2"><text:bookmark-start text:name="__RefHeading___Toc879_1277089573"/>Konfiguration des Betriebssystems<text:bookmark-end text:name="__RefHeading___Toc879_1277089573"/></text:h>
      <text:h text:style-name="Heading_20_3" text:outline-level="3"><text:bookmark-start text:name="__RefHeading___Toc881_1277089573"/>V4L-Treiber für die Kamera<text:bookmark-end text:name="__RefHeading___Toc881_1277089573"/></text:h>
      <text:p text:style-name="P11"><text:span text:style-name="T18">Für </text:span><text:span text:style-name="T9">motion</text:span><text:span text:style-name="T18"> muß die Kamera mit dem </text:span>Video4Linux<text:span text:style-name="T19">-Treibern</text:span> <text:span text:style-name="T18">funktionieren und das Device </text:span><text:span text:style-name="T9">/dev/video0</text:span><text:span text:style-name="T18"> angelegt sein. Hierzu müssen die zwei Treiber </text:span><text:span text:style-name="T9">v4l2_common</text:span> <text:span text:style-name="T19">und </text:span><text:span text:style-name="T9">bcm2835-v4l2</text:span> <text:span text:style-name="T19">in der Datei </text:span><text:span text:style-name="T9">/etc/modules</text:span><text:span text:style-name="T19"> eingetragen sein. Das stellen wir über folgende Befehle sicher:</text:span></text:p>
      <text:p text:style-name="P23">pi $ cat /etc/modules | grep <text:span text:style-name="T19">-e „^v4l2_common$“ \</text:span></text:p>
      <text:p text:style-name="P23"><text:span text:style-name="T19"><text:tab/>|| sudo cat „v4l2_common“ &gt;&gt; /etc/modules</text:span></text:p>
      <text:p text:style-name="P23">pi $ cat /etc/modules | grep <text:span text:style-name="T19">-e „^bcm2835-v4l2$“ \</text:span></text:p>
      <text:p text:style-name="P23"><text:span text:style-name="T19"><text:tab/>|| sudo cat „bcm2835-v4l2“ &gt;&gt; /etc/modules</text:span></text:p>
      <text:p text:style-name="P12">Wenn der Befehl</text:p>
      <text:p text:style-name="Kommando">pi $ sudo lsmod</text:p>
      <text:p text:style-name="P12">nicht die <text:span text:style-name="T20">beiden </text:span>Treiber anzeigt, <text:span text:style-name="T20">sind sie aktuell nicht geladen. Geladen werden </text:span>können diese mit <text:span text:style-name="T20">dem Befehl:</text:span></text:p>
      <text:p text:style-name="Kommando">pi $ sudo modprobe v4l2_common &amp;&amp; sudo modprobe bcm2835-v4l2</text:p>
      <text:p text:style-name="P12">Wenn die Treiber ordnungsgemäß geladen sind, wird das Device <text:span text:style-name="T9">/dev/video0</text:span> angelegt.</text:p>
      <text:p text:style-name="Text_20_body"/>
      <text:h text:style-name="Heading_20_3" text:outline-level="3"><text:bookmark-start text:name="__RefHeading___Toc883_1277089573"/>Benutzergruppe ebird<text:bookmark-end text:name="__RefHeading___Toc883_1277089573"/></text:h>
      <text:p text:style-name="P8"><text:span text:style-name="T19">Nun prüfen wir</text:span>, ob die Benutzergruppe <text:span text:style-name="T9">ebird</text:span> vorhanden ist. Falls nicht, erzeugen wir diese:</text:p>
      <text:p text:style-name="Kommando">pi $ cat /etc/group | grep ebird</text:p>
      <text:p text:style-name="P8">Falls die Gruppe nicht angezeigt werden sollte, legen wir sie an:</text:p>
      <text:p text:style-name="Kommando">pi $ sudo groupadd ebird</text:p>
      <text:p text:style-name="P8"/>
      <text:h text:style-name="Heading_20_3" text:outline-level="3"><text:bookmark-start text:name="__RefHeading___Toc885_1277089573"/><text:soft-page-break/>Ausgabeverzeichnis für Bilder und Videos von motion<text:bookmark-end text:name="__RefHeading___Toc885_1277089573"/></text:h>
      <text:p text:style-name="P8">Nun legen wir noch ein Verzeichnis für die Kamera-Bilder und -Videos an und richten <text:span text:style-name="T17">Schreibb</text:span>erechtigung für alle Benutzer der Gruppe <text:span text:style-name="T7">ebird</text:span> ein:</text:p>
      <text:p text:style-name="Kommando">pi $ sudo mkdir -p /var/ebird/cam</text:p>
      <text:p text:style-name="Kommando">pi $ sudo chgrp ebird /var/ebird/cam</text:p>
      <text:p text:style-name="Kommando">pi $ sudo chmod g+w /var/ebird/cam</text:p>
      <text:p text:style-name="P9"/>
      <text:h text:style-name="P21" text:outline-level="2"><text:bookmark-start text:name="__RefHeading___Toc319_217214544"/><text:span text:style-name="T27">motion</text:span><text:bookmark-end text:name="__RefHeading___Toc319_217214544"/></text:h>
      <text:h text:style-name="Heading_20_3" text:outline-level="3"><text:bookmark-start text:name="__RefHeading___Toc887_1277089573"/>Installation von motion<text:bookmark-end text:name="__RefHeading___Toc887_1277089573"/></text:h>
      <text:p text:style-name="P6">Die Software <text:span text:style-name="T7">motion</text:span> kann über die apt<text:span text:style-name="T15">-</text:span>Paketverwaltung installiert werden:</text:p>
      <text:p text:style-name="Kommando">pi $ <text:span text:style-name="T16">sudo </text:span>apt-get update</text:p>
      <text:p text:style-name="Kommando">pi $ <text:span text:style-name="T16">sudo </text:span>apt-get install motion</text:p>
      <text:p text:style-name="P8">Mit der Installation von motion sollte auch ein gleichnamiger Benutzer <text:span text:style-name="T7">motion</text:span> angelegt worden sein, was wir mit folgendem Kommando überprüfen können:</text:p>
      <text:p text:style-name="Kommando">pi $ cat /etc/passwd | grep motion</text:p>
      <text:p text:style-name="Text_20_body">Nun fügen wir den Benutzer <text:span text:style-name="T7">motion</text:span> der Gruppe <text:span text:style-name="T7">ebird</text:span> zu, damit <text:span text:style-name="T7">motion</text:span> Bilder und Video in das oben erzeugte Verzeichnis <text:span text:style-name="T7">/var/ebird/cam</text:span> ablegen kann.</text:p>
      <text:p text:style-name="Kommando">pi $ sudo gpasswd -a motion ebird</text:p>
      <text:p text:style-name="P10"/>
      <text:h text:style-name="Heading_20_3" text:outline-level="3"><text:bookmark-start text:name="__RefHeading___Toc321_217214544"/>Konfiguration von motion<text:bookmark-end text:name="__RefHeading___Toc321_217214544"/></text:h>
      <text:p text:style-name="Text_20_body"><text:span text:style-name="T21">Motion soll als Daemon automatisch beim Systemstart aktiviert werden. Hierzu ist in der Datei /etc/default/motion die Optio</text:span><text:span text:style-name="T23">n </text:span><text:span text:style-name="Strong_20_Emphasis"><text:span text:style-name="T22">start_motion_ daemon </text:span></text:span><text:span text:style-name="Strong_20_Emphasis"><text:span text:style-name="T23">auf den Wert yes zu setzen. Die Datei kann dazu mit dem Editor nano bearbeitet werden:</text:span></text:span></text:p>
      <text:p text:style-name="Kommando"><text:span text:style-name="Strong_20_Emphasis">pi $ sudo nano /etc/default/motion</text:span></text:p>
      <text:p text:style-name="Text_20_body">Das Verhalten von motion wird über die Konfigurationsdatei /etc/<text:span text:style-name="T21">motion/</text:span>motion.conf gesteuert. <text:span text:style-name="T21">Sie enthält eine Reihe von Parametern. Die Anpassung der Konfigurationsdatei für dieses Nistkasten-Projekt findet sich im Software Repository auf Github unter </text:span><text:span text:style-name="T24">Link</text:span><text:span text:style-name="T21">. Sie kann wie folgt auf den Raspbery Pi übertragen werden:</text:span></text:p>
      <text:p text:style-name="Kommando"><text:soft-page-break/>pi $ sudo cp /etc/motion/motion.conf <text:span text:style-name="T26">\</text:span> <text:tab/>/etc/motion/motion.conf.old # Alte Config sichern</text:p>
      <text:p text:style-name="P23">pi $ sudo wget <text:span text:style-name="T25">Link</text:span> <text:span text:style-name="T26">\</text:span></text:p>
      <text:p text:style-name="P23"><text:span text:style-name="T26"><text:tab/>-o /etc/motion/motion.conf</text:span></text:p>
      <text:p text:style-name="P14">Einige Parameter sind in Anlage 1 erläutert.</text:p>
      <text:p text:style-name="Text_20_body"/>
      <text:h text:style-name="Heading_20_3" text:outline-level="3"><text:bookmark-start text:name="__RefHeading___Toc889_1277089573"/><text:span text:style-name="T21">Starten und T</text:span>esten von motion<text:bookmark-end text:name="__RefHeading___Toc889_1277089573"/></text:h>
      <text:p text:style-name="P14">Motion kann nun über folgenden Befehl gestartet werden:</text:p>
      <text:p text:style-name="Kommando">pi $ sudo systemctl restart motion</text:p>
      <text:p text:style-name="P14">Es empfiehlt sich, in einem weiteren Terminal bzw. einem weiteren Pane eines terminal-Multiplexers (z.B. <text:span text:style-name="T7">tmux</text:span> oder <text:span text:style-name="T7">screen</text:span>) das Programm <text:span text:style-name="T7">journalctl</text:span> (Befehl: <text:span text:style-name="T7">sudo journalctl -f</text:span>, beenden mit Ctrl+c) laufen zu lassen, um die Meldungen des Systems und des Daemons motion zu verfolgen. Dort erhält man ggf. wertvolle Hinweise zu Fehlern.</text:p>
      <text:p text:style-name="P14"/>
      <text:h text:style-name="P19" text:outline-level="1" text:is-list-header="true"><text:bookmark-start text:name="__RefHeading___Toc891_1277089573"/>Anlage 1: motion Parameter<text:bookmark-end text:name="__RefHeading___Toc891_1277089573"/></text:h>
      <text:p text:style-name="P16">Parameter aus der Datei <text:span text:style-name="T7">/etc/motion/motion.conf</text:span>. Siehe <text:span text:style-name="T25">Link github.com</text:span>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4">Parameter</text:p>
          </table:table-cell>
          <table:table-cell table:style-name="Tabelle1.A1" office:value-type="string">
            <text:p text:style-name="P24">Wert</text:p>
          </table:table-cell>
          <table:table-cell table:style-name="Tabelle1.C1" office:value-type="string">
            <text:p text:style-name="P24">Erläuterung</text:p>
          </table:table-cell>
        </table:table-row>
        <table:table-row>
          <table:table-cell table:style-name="Tabelle1.A2" office:value-type="string">
            <text:p text:style-name="P25">width</text:p>
          </table:table-cell>
          <table:table-cell table:style-name="Tabelle1.A2" office:value-type="string">
            <text:p text:style-name="P25">640</text:p>
          </table:table-cell>
          <table:table-cell table:style-name="Tabelle1.C2" office:value-type="string">
            <text:p text:style-name="P25">Image width (pixels)</text:p>
          </table:table-cell>
        </table:table-row>
        <table:table-row>
          <table:table-cell table:style-name="Tabelle1.A2" office:value-type="string">
            <text:p text:style-name="P25">height</text:p>
          </table:table-cell>
          <table:table-cell table:style-name="Tabelle1.A2" office:value-type="string">
            <text:p text:style-name="P25">480</text:p>
          </table:table-cell>
          <table:table-cell table:style-name="Tabelle1.C2" office:value-type="string">
            <text:p text:style-name="P25">Image width (pixels)</text:p>
          </table:table-cell>
        </table:table-row>
        <table:table-row>
          <table:table-cell table:style-name="Tabelle1.A2" office:value-type="string">
            <text:p text:style-name="P25">framerate</text:p>
          </table:table-cell>
          <table:table-cell table:style-name="Tabelle1.A2" office:value-type="string">
            <text:p text:style-name="P25">10</text:p>
          </table:table-cell>
          <table:table-cell table:style-name="Tabelle1.C2" office:value-type="string">
            <text:p text:style-name="P25">Maximum number of frames to be captured per second.</text:p>
          </table:table-cell>
        </table:table-row>
        <table:table-row>
          <table:table-cell table:style-name="Tabelle1.A2" office:value-type="string">
            <text:p text:style-name="P25">max_movie_time</text:p>
          </table:table-cell>
          <table:table-cell table:style-name="Tabelle1.A2" office:value-type="string">
            <text:p text:style-name="P25">0</text:p>
          </table:table-cell>
          <table:table-cell table:style-name="Tabelle1.C2" office:value-type="string">
            <text:p text:style-name="P25">Video length infinite</text:p>
          </table:table-cell>
        </table:table-row>
        <table:table-row>
          <table:table-cell table:style-name="Tabelle1.A2" office:value-type="string">
            <text:p text:style-name="P25">ffmpeg_timelapse</text:p>
          </table:table-cell>
          <table:table-cell table:style-name="Tabelle1.A2" office:value-type="string">
            <text:p text:style-name="P25">1</text:p>
          </table:table-cell>
          <table:table-cell table:style-name="Tabelle1.C2" office:value-type="string">
            <text:p text:style-name="P25">Creation of time lapse video enabled</text:p>
          </table:table-cell>
        </table:table-row>
        <table:table-row>
          <table:table-cell table:style-name="Tabelle1.A2" office:value-type="string">
            <text:p text:style-name="P25">snapshot_interval</text:p>
          </table:table-cell>
          <table:table-cell table:style-name="Tabelle1.A2" office:value-type="string">
            <text:p text:style-name="P25">300</text:p>
          </table:table-cell>
          <table:table-cell table:style-name="Tabelle1.C2" office:value-type="string">
            <text:p text:style-name="P25">Make automated snapshot every N seconds</text:p>
          </table:table-cell>
        </table:table-row>
        <table:table-row>
          <table:table-cell table:style-name="Tabelle1.A2" office:value-type="string">
            <text:p text:style-name="P25">text_event </text:p>
          </table:table-cell>
          <table:table-cell table:style-name="Tabelle1.A2" office:value-type="string">
            <text:p text:style-name="P25">%Y-%m-%d-%H%M%S</text:p>
          </table:table-cell>
          <table:table-cell table:style-name="Tabelle1.C2" office:value-type="string">
            <text:p text:style-name="P25">This option defines the value of the special event conversion specifier %C. The idea is that %C can be used filenames and text_left/right for creating a unique identifier for each event.</text:p>
          </table:table-cell>
        </table:table-row>
        <table:table-row>
          <table:table-cell table:style-name="Tabelle1.A2" office:value-type="string">
            <text:p text:style-name="P25">target_dir </text:p>
          </table:table-cell>
          <table:table-cell table:style-name="Tabelle1.A2" office:value-type="string">
            <text:p text:style-name="P25">/var/ebird/cam</text:p>
          </table:table-cell>
          <table:table-cell table:style-name="Tabelle1.C2" office:value-type="string">
            <text:p text:style-name="P25">Target base directory for pictures and films</text:p>
          </table:table-cell>
        </table:table-row>
        <table:table-row>
          <table:table-cell table:style-name="Tabelle1.A2" office:value-type="string">
            <text:p text:style-name="P25">snapshot_filename </text:p>
          </table:table-cell>
          <table:table-cell table:style-name="Tabelle1.A2" office:value-type="string">
            <text:p text:style-name="P25">%Y-%m-%d/snapshots/%Y%m%d%H%M%S-snapshot</text:p>
          </table:table-cell>
          <table:table-cell table:style-name="Tabelle1.C2" office:value-type="string">
            <text:p text:style-name="P25">File path for snapshots relative to target_dir</text:p>
          </table:table-cell>
        </table:table-row>
        <table:table-row>
          <table:table-cell table:style-name="Tabelle1.A2" office:value-type="string">
            <text:p text:style-name="P25">picture_filename </text:p>
          </table:table-cell>
          <table:table-cell table:style-name="Tabelle1.A2" office:value-type="string">
            <text:p text:style-name="P25">%Y-%m-%d/event-%C-%v/%v-%Y%m%d%H%M%S-%q</text:p>
          </table:table-cell>
          <table:table-cell table:style-name="Tabelle1.C2" office:value-type="string">
            <text:p text:style-name="P25">File path for motion triggered images relative to target_dir</text:p>
          </table:table-cell>
        </table:table-row>
        <table:table-row>
          <table:table-cell table:style-name="Tabelle1.A2" office:value-type="string">
            <text:p text:style-name="P25">movie_filename </text:p>
          </table:table-cell>
          <table:table-cell table:style-name="Tabelle1.A2" office:value-type="string">
            <text:p text:style-name="P25">%Y-%m-%d/event-%C-%v/%v-%Y%m%d%H%M%S</text:p>
          </table:table-cell>
          <table:table-cell table:style-name="Tabelle1.C2" office:value-type="string">
            <text:p text:style-name="P25">File path for motion triggered ffmpeg films relative to target_dir</text:p>
          </table:table-cell>
        </table:table-row>
        <table:table-row>
          <table:table-cell table:style-name="Tabelle1.A2" office:value-type="string">
            <text:p text:style-name="P25">timelapse_filename </text:p>
          </table:table-cell>
          <table:table-cell table:style-name="Tabelle1.A2" office:value-type="string">
            <text:p text:style-name="P25">%Y-%m-%d/%Y%m%d-timelapse</text:p>
          </table:table-cell>
          <table:table-cell table:style-name="Tabelle1.C2" office:value-type="string">
            <text:p text:style-name="P25">File path for timelapse movies relative to target_dir</text:p>
          </table:table-cell>
        </table:table-row>
        <table:table-row>
          <table:table-cell table:style-name="Tabelle1.A2" office:value-type="string">
            <text:p text:style-name="P25">stream_motion</text:p>
          </table:table-cell>
          <table:table-cell table:style-name="Tabelle1.A2" office:value-type="string">
            <text:p text:style-name="P25">on</text:p>
          </table:table-cell>
          <table:table-cell table:style-name="Tabelle1.C2" office:value-type="string">
            <text:p text:style-name="P25">Output frames at 1 fps when no motion is detected</text:p>
          </table:table-cell>
        </table:table-row>
        <table:table-row>
          <table:table-cell table:style-name="Tabelle1.A2" office:value-type="string">
            <text:p text:style-name="P26">stream_maxrate</text:p>
          </table:table-cell>
          <table:table-cell table:style-name="Tabelle1.A2" office:value-type="string">
            <text:p text:style-name="P26">1</text:p>
          </table:table-cell>
          <table:table-cell table:style-name="Tabelle1.C2" office:value-type="string">
            <text:p text:style-name="P26">Maximum framerate for stream streams</text:p>
          </table:table-cell>
        </table:table-row>
        <table:table-row>
          <table:table-cell table:style-name="Tabelle1.A2" office:value-type="string">
            <text:p text:style-name="P26">stream_localhost</text:p>
          </table:table-cell>
          <table:table-cell table:style-name="Tabelle1.A2" office:value-type="string">
            <text:p text:style-name="P26">off</text:p>
          </table:table-cell>
          <table:table-cell table:style-name="Tabelle1.C2" office:value-type="string">
            <text:p text:style-name="P26">Restrict stream connections to localhost only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Kommando" style:family="paragraph" style:parent-style-name="Text_20_body">
      <style:paragraph-properties fo:margin-left="1.251cm" fo:margin-right="0cm" fo:text-indent="0cm" style:auto-text-indent="false"/>
      <style:text-properties fo:color="#0000ff" style:font-name="Courier 10 Pitch" fo:font-family="'Courier 10 Pitch'" style:font-pitch="fixed" fo:font-weight="bold" officeooo:rsid="001064fe" style:font-weight-asian="bold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8475" officeooo:paragraph-rsid="0030e1f5"/>
    </style:style>
    <style:style style:name="MT1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size="16pt" fo:font-weight="bold" officeooo:rsid="0040f777" style:font-size-asian="16pt" style:font-weight-asian="bold" style:font-size-complex="16pt" style:font-weight-complex="bold"/>
    </style:style>
    <style:style style:name="MT4" style:family="text">
      <style:text-properties officeooo:rsid="002107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bird<text:tab/><text:tab/></text:span><text:span text:style-name="MT1">EBIRD-UM-01</text:span><text:span text:style-name="MT3">0</text:span></text:p>
        <text:p text:style-name="Horizontal_20_Line"><text:tab/><text:tab/></text:p>
      </style:header>
      <style:footer>
        <text:p text:style-name="Footer"><text:tab/><text:span text:style-name="MT4">Seite </text:span><text:span text:style-name="MT4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3:27:41.170256672</meta:creation-date>
    <meta:editing-duration>PT57M14S</meta:editing-duration>
    <meta:editing-cycles>14</meta:editing-cycles>
    <meta:generator>LibreOffice/5.2.6.2$Linux_X86_64 LibreOffice_project/20$Build-2</meta:generator>
    <dc:date>2017-04-14T16:39:33.998309475</dc:date>
    <meta:document-statistic meta:table-count="1" meta:image-count="0" meta:object-count="0" meta:page-count="7" meta:paragraph-count="129" meta:word-count="993" meta:character-count="7091" meta:non-whitespace-character-count="6223"/>
  </office:meta>
</office:document-meta>
</file>